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425552" calcext:value-type="float">
            <text:p>0.054255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2549927" calcext:value-type="float">
            <text:p>0.125499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419605" calcext:value-type="float">
            <text:p>0.194196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270845" calcext:value-type="float">
            <text:p>0.2627084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26559" calcext:value-type="float">
            <text:p>0.332655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959104" calcext:value-type="float">
            <text:p>0.36959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3292575" calcext:value-type="float">
            <text:p>0.432925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724826" calcext:value-type="float">
            <text:p>0.4972482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6145613" calcext:value-type="float">
            <text:p>0.5614561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2386859" calcext:value-type="float">
            <text:p>0.6238685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0211846" calcext:value-type="float">
            <text:p>0.7021184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77085701" calcext:value-type="float">
            <text:p>0.770857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83893893" calcext:value-type="float">
            <text:p>0.8389389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0745501" calcext:value-type="float">
            <text:p>0.9074550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8089752" calcext:value-type="float">
            <text:p>0.980897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4232293" calcext:value-type="float">
            <text:p>1.0423229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0629249" calcext:value-type="float">
            <text:p>1.1062924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1704192" calcext:value-type="float">
            <text:p>1.17041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2335575" calcext:value-type="float">
            <text:p>1.233557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28596325" calcext:value-type="float">
            <text:p>1.2859632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35810386" calcext:value-type="float">
            <text:p>1.358103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4274967" calcext:value-type="float">
            <text:p>1.42749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49686109" calcext:value-type="float">
            <text:p>1.4968610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5685937" calcext:value-type="float">
            <text:p>1.56859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60795848" calcext:value-type="float">
            <text:p>1.6079584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67023871" calcext:value-type="float">
            <text:p>1.670238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73376595" calcext:value-type="float">
            <text:p>1.7337659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7970482" calcext:value-type="float">
            <text:p>1.797048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85755732" calcext:value-type="float">
            <text:p>1.857557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94276111" calcext:value-type="float">
            <text:p>1.942761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01291179" calcext:value-type="float">
            <text:p>2.0129117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08200296" calcext:value-type="float">
            <text:p>2.082002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5165854" calcext:value-type="float">
            <text:p>2.1516585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22919769" calcext:value-type="float">
            <text:p>2.2291976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29021773" calcext:value-type="float">
            <text:p>2.2902177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3541378" calcext:value-type="float">
            <text:p>2.35413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1841198" calcext:value-type="float">
            <text:p>2.4184119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48196342" calcext:value-type="float">
            <text:p>2.4819634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53428324" calcext:value-type="float">
            <text:p>2.5342832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60441191" calcext:value-type="float">
            <text:p>2.6044119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67278096" calcext:value-type="float">
            <text:p>2.6727809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74115582" calcext:value-type="float">
            <text:p>2.7411558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81127798" calcext:value-type="float">
            <text:p>2.8112779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85923506" calcext:value-type="float">
            <text:p>2.859235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9223598" calcext:value-type="float">
            <text:p>2.922359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98625789" calcext:value-type="float">
            <text:p>2.9862578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04967817" calcext:value-type="float">
            <text:p>3.0496781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10980872" calcext:value-type="float">
            <text:p>3.1098087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19433881" calcext:value-type="float">
            <text:p>3.1943388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26501729" calcext:value-type="float">
            <text:p>3.2650172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33465773" calcext:value-type="float">
            <text:p>3.3346577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40510209" calcext:value-type="float">
            <text:p>3.4051020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48770251" calcext:value-type="float">
            <text:p>3.4877025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54872895" calcext:value-type="float">
            <text:p>3.5487289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61266974" calcext:value-type="float">
            <text:p>3.6126697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67706875" calcext:value-type="float">
            <text:p>3.6770687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74091358" calcext:value-type="float">
            <text:p>3.740913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79068622" calcext:value-type="float">
            <text:p>3.7906862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85946189" calcext:value-type="float">
            <text:p>3.8594618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92703807" calcext:value-type="float">
            <text:p>3.9270380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.99452121" calcext:value-type="float">
            <text:p>3.9945212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06289009" calcext:value-type="float">
            <text:p>4.0628900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12092188" calcext:value-type="float">
            <text:p>4.120921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18554154" calcext:value-type="float">
            <text:p>4.185541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25043166" calcext:value-type="float">
            <text:p>4.250431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31479836" calcext:value-type="float">
            <text:p>4.3147983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37604835" calcext:value-type="float">
            <text:p>4.3760483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45288286" calcext:value-type="float">
            <text:p>4.4528828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52276719" calcext:value-type="float">
            <text:p>4.52276719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.59216977" calcext:value-type="float">
            <text:p>4.5921697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4.66278679" calcext:value-type="float">
            <text:p>4.6627867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4.75400766" calcext:value-type="float">
            <text:p>4.7540076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81508657" calcext:value-type="float">
            <text:p>4.8150865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87883742" calcext:value-type="float">
            <text:p>4.8788374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.94305162" calcext:value-type="float">
            <text:p>4.9430516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00673047" calcext:value-type="float">
            <text:p>5.0067304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04537113" calcext:value-type="float">
            <text:p>5.0453711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11318857" calcext:value-type="float">
            <text:p>5.1131885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17991726" calcext:value-type="float">
            <text:p>5.1799172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24618466" calcext:value-type="float">
            <text:p>5.2461846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31171335" calcext:value-type="float">
            <text:p>5.3117133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3826449" calcext:value-type="float">
            <text:p>5.382644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5.44983235" calcext:value-type="float">
            <text:p>5.4498323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.51657219" calcext:value-type="float">
            <text:p>5.5165721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58290594" calcext:value-type="float">
            <text:p>5.582905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.64760196" calcext:value-type="float">
            <text:p>5.6476019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.71755811" calcext:value-type="float">
            <text:p>5.7175581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.78599024" calcext:value-type="float">
            <text:p>5.7859902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85461163" calcext:value-type="float">
            <text:p>5.8546116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.92471063" calcext:value-type="float">
            <text:p>5.9247106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03224836" calcext:value-type="float">
            <text:p>6.032248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0939929" calcext:value-type="float">
            <text:p>6.093992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6.15780768" calcext:value-type="float">
            <text:p>6.1578076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22189547" calcext:value-type="float">
            <text:p>6.2218954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.28508629" calcext:value-type="float">
            <text:p>6.2850862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.34827711" calcext:value-type="float">
            <text:p>6.348277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6.41657808" calcext:value-type="float">
            <text:p>6.4165780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.48369767" calcext:value-type="float">
            <text:p>6.4836976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6.55036535" calcext:value-type="float">
            <text:p>6.550365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25552" calcext:value-type="float">
            <text:p>5.425552</text:p>
          </table:table-cell>
          <table:table-cell office:value-type="float" office:value="6.61645223" calcext:value-type="float">
            <text:p>6.61645223</text:p>
          </table:table-cell>
          <table:table-cell table:formula="of:=POWER([.C101]-6.75;2)" office:value-type="float" office:value="0.0178350068719729" calcext:value-type="float">
            <text:p>0.0178350069</text:p>
          </table:table-cell>
          <table:table-cell table:formula="of:=SQRT(SUM([.D101:.D200])/100)" office:value-type="float" office:value="0.468824551855286" calcext:value-type="float">
            <text:p>0.46882455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124375" calcext:value-type="float">
            <text:p>7.124375</text:p>
          </table:table-cell>
          <table:table-cell office:value-type="float" office:value="6.63060176" calcext:value-type="float">
            <text:p>6.63060176</text:p>
          </table:table-cell>
          <table:table-cell table:formula="of:=POWER([.C102]-6.75;2)" office:value-type="float" office:value="0.0142559397150975" calcext:value-type="float">
            <text:p>0.014255939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69678" calcext:value-type="float">
            <text:p>6.869678</text:p>
          </table:table-cell>
          <table:table-cell office:value-type="float" office:value="6.62641539" calcext:value-type="float">
            <text:p>6.62641539</text:p>
          </table:table-cell>
          <table:table-cell table:formula="of:=POWER([.C103]-6.75;2)" office:value-type="float" office:value="0.0152731558288521" calcext:value-type="float">
            <text:p>0.015273155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5124" calcext:value-type="float">
            <text:p>6.85124</text:p>
          </table:table-cell>
          <table:table-cell office:value-type="float" office:value="6.62454693" calcext:value-type="float">
            <text:p>6.62454693</text:p>
          </table:table-cell>
          <table:table-cell table:formula="of:=POWER([.C104]-6.75;2)" office:value-type="float" office:value="0.0157384727724249" calcext:value-type="float">
            <text:p>0.015738472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994745" calcext:value-type="float">
            <text:p>6.994745</text:p>
          </table:table-cell>
          <table:table-cell office:value-type="float" office:value="6.62266667" calcext:value-type="float">
            <text:p>6.62266667</text:p>
          </table:table-cell>
          <table:table-cell table:formula="of:=POWER([.C105]-6.75;2)" office:value-type="float" office:value="0.0162137769288889" calcext:value-type="float">
            <text:p>0.016213776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693514" calcext:value-type="float">
            <text:p>3.693514</text:p>
          </table:table-cell>
          <table:table-cell office:value-type="float" office:value="6.6183953" calcext:value-type="float">
            <text:p>6.6183953</text:p>
          </table:table-cell>
          <table:table-cell table:formula="of:=POWER([.C106]-6.75;2)" office:value-type="float" office:value="0.0173197970620901" calcext:value-type="float">
            <text:p>0.017319797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333471" calcext:value-type="float">
            <text:p>6.333471</text:p>
          </table:table-cell>
          <table:table-cell office:value-type="float" office:value="6.64954737" calcext:value-type="float">
            <text:p>6.64954737</text:p>
          </table:table-cell>
          <table:table-cell table:formula="of:=POWER([.C107]-6.75;2)" office:value-type="float" office:value="0.0100907308739168" calcext:value-type="float">
            <text:p>0.010090730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432251" calcext:value-type="float">
            <text:p>6.432251</text:p>
          </table:table-cell>
          <table:table-cell office:value-type="float" office:value="6.6539464" calcext:value-type="float">
            <text:p>6.6539464</text:p>
          </table:table-cell>
          <table:table-cell table:formula="of:=POWER([.C108]-6.75;2)" office:value-type="float" office:value="0.00922629407296006" calcext:value-type="float">
            <text:p>0.009226294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420787" calcext:value-type="float">
            <text:p>6.420787</text:p>
          </table:table-cell>
          <table:table-cell office:value-type="float" office:value="6.65773225" calcext:value-type="float">
            <text:p>6.65773225</text:p>
          </table:table-cell>
          <table:table-cell table:formula="of:=POWER([.C109]-6.75;2)" office:value-type="float" office:value="0.00851333769006241" calcext:value-type="float">
            <text:p>0.008513337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241246" calcext:value-type="float">
            <text:p>6.241246</text:p>
          </table:table-cell>
          <table:table-cell office:value-type="float" office:value="6.66322141" calcext:value-type="float">
            <text:p>6.66322141</text:p>
          </table:table-cell>
          <table:table-cell table:formula="of:=POWER([.C110]-6.75;2)" office:value-type="float" office:value="0.00753052368238806" calcext:value-type="float">
            <text:p>0.007530523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824987" calcext:value-type="float">
            <text:p>7.824987</text:p>
          </table:table-cell>
          <table:table-cell office:value-type="float" office:value="7.1733414" calcext:value-type="float">
            <text:p>7.1733414</text:p>
          </table:table-cell>
          <table:table-cell table:formula="of:=POWER([.C111]-6.75;2)" office:value-type="float" office:value="0.17921794095396" calcext:value-type="float">
            <text:p>0.17921794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73855" calcext:value-type="float">
            <text:p>6.873855</text:p>
          </table:table-cell>
          <table:table-cell office:value-type="float" office:value="7.15699428" calcext:value-type="float">
            <text:p>7.15699428</text:p>
          </table:table-cell>
          <table:table-cell table:formula="of:=POWER([.C112]-6.75;2)" office:value-type="float" office:value="0.165644343952719" calcext:value-type="float">
            <text:p>0.16564434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08192" calcext:value-type="float">
            <text:p>6.808192</text:p>
          </table:table-cell>
          <table:table-cell office:value-type="float" office:value="7.15167932" calcext:value-type="float">
            <text:p>7.15167932</text:p>
          </table:table-cell>
          <table:table-cell table:formula="of:=POWER([.C113]-6.75;2)" office:value-type="float" office:value="0.161346276115663" calcext:value-type="float">
            <text:p>0.161346276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51608" calcext:value-type="float">
            <text:p>6.851608</text:p>
          </table:table-cell>
          <table:table-cell office:value-type="float" office:value="7.14684354" calcext:value-type="float">
            <text:p>7.14684354</text:p>
          </table:table-cell>
          <table:table-cell table:formula="of:=POWER([.C114]-6.75;2)" office:value-type="float" office:value="0.157484795239732" calcext:value-type="float">
            <text:p>0.157484795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344251" calcext:value-type="float">
            <text:p>7.344251</text:p>
          </table:table-cell>
          <table:table-cell office:value-type="float" office:value="7.13939263" calcext:value-type="float">
            <text:p>7.13939263</text:p>
          </table:table-cell>
          <table:table-cell table:formula="of:=POWER([.C115]-6.75;2)" office:value-type="float" office:value="0.151626620298317" calcext:value-type="float">
            <text:p>0.151626620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142541" calcext:value-type="float">
            <text:p>6.142541</text:p>
          </table:table-cell>
          <table:table-cell office:value-type="float" office:value="7.12701529" calcext:value-type="float">
            <text:p>7.12701529</text:p>
          </table:table-cell>
          <table:table-cell table:formula="of:=POWER([.C116]-6.75;2)" office:value-type="float" office:value="0.142140528893784" calcext:value-type="float">
            <text:p>0.142140528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396956" calcext:value-type="float">
            <text:p>6.396956</text:p>
          </table:table-cell>
          <table:table-cell office:value-type="float" office:value="7.13687079" calcext:value-type="float">
            <text:p>7.13687079</text:p>
          </table:table-cell>
          <table:table-cell table:formula="of:=POWER([.C117]-6.75;2)" office:value-type="float" office:value="0.149669008155224" calcext:value-type="float">
            <text:p>0.149669008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412671" calcext:value-type="float">
            <text:p>6.412671</text:p>
          </table:table-cell>
          <table:table-cell office:value-type="float" office:value="7.14212072" calcext:value-type="float">
            <text:p>7.14212072</text:p>
          </table:table-cell>
          <table:table-cell table:formula="of:=POWER([.C118]-6.75;2)" office:value-type="float" office:value="0.153758659053319" calcext:value-type="float">
            <text:p>0.153758659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31383" calcext:value-type="float">
            <text:p>6.31383</text:p>
          </table:table-cell>
          <table:table-cell office:value-type="float" office:value="7.14693719" calcext:value-type="float">
            <text:p>7.14693719</text:p>
          </table:table-cell>
          <table:table-cell table:formula="of:=POWER([.C119]-6.75;2)" office:value-type="float" office:value="0.157559132805096" calcext:value-type="float">
            <text:p>0.157559132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240575" calcext:value-type="float">
            <text:p>5.240575</text:p>
          </table:table-cell>
          <table:table-cell office:value-type="float" office:value="7.15452911" calcext:value-type="float">
            <text:p>7.15452911</text:p>
          </table:table-cell>
          <table:table-cell table:formula="of:=POWER([.C120]-6.75;2)" office:value-type="float" office:value="0.163643800837392" calcext:value-type="float">
            <text:p>0.163643800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214061" calcext:value-type="float">
            <text:p>7.214061</text:p>
          </table:table-cell>
          <table:table-cell office:value-type="float" office:value="7.16566803" calcext:value-type="float">
            <text:p>7.16566803</text:p>
          </table:table-cell>
          <table:table-cell table:formula="of:=POWER([.C121]-6.75;2)" office:value-type="float" office:value="0.172779911164081" calcext:value-type="float">
            <text:p>0.172779911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939284" calcext:value-type="float">
            <text:p>6.939284</text:p>
          </table:table-cell>
          <table:table-cell office:value-type="float" office:value="7.15951978" calcext:value-type="float">
            <text:p>7.15951978</text:p>
          </table:table-cell>
          <table:table-cell table:formula="of:=POWER([.C122]-6.75;2)" office:value-type="float" office:value="0.167706450211248" calcext:value-type="float">
            <text:p>0.167706450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936439" calcext:value-type="float">
            <text:p>6.936439</text:p>
          </table:table-cell>
          <table:table-cell office:value-type="float" office:value="7.15656056" calcext:value-type="float">
            <text:p>7.15656056</text:p>
          </table:table-cell>
          <table:table-cell table:formula="of:=POWER([.C123]-6.75;2)" office:value-type="float" office:value="0.165291488947514" calcext:value-type="float">
            <text:p>0.165291488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173261" calcext:value-type="float">
            <text:p>7.173261</text:p>
          </table:table-cell>
          <table:table-cell office:value-type="float" office:value="7.15388297" calcext:value-type="float">
            <text:p>7.15388297</text:p>
          </table:table-cell>
          <table:table-cell table:formula="of:=POWER([.C124]-6.75;2)" office:value-type="float" office:value="0.163121453456021" calcext:value-type="float">
            <text:p>0.16312145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936478" calcext:value-type="float">
            <text:p>3.936478</text:p>
          </table:table-cell>
          <table:table-cell office:value-type="float" office:value="7.14974212" calcext:value-type="float">
            <text:p>7.14974212</text:p>
          </table:table-cell>
          <table:table-cell table:formula="of:=POWER([.C125]-6.75;2)" office:value-type="float" office:value="0.159793762502094" calcext:value-type="float">
            <text:p>0.159793762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228023" calcext:value-type="float">
            <text:p>6.228023</text:p>
          </table:table-cell>
          <table:table-cell office:value-type="float" office:value="7.17667843" calcext:value-type="float">
            <text:p>7.17667843</text:p>
          </table:table-cell>
          <table:table-cell table:formula="of:=POWER([.C126]-6.75;2)" office:value-type="float" office:value="0.182054482627265" calcext:value-type="float">
            <text:p>0.182054482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52724" calcext:value-type="float">
            <text:p>6.352724</text:p>
          </table:table-cell>
          <table:table-cell office:value-type="float" office:value="7.18104305" calcext:value-type="float">
            <text:p>7.18104305</text:p>
          </table:table-cell>
          <table:table-cell table:formula="of:=POWER([.C127]-6.75;2)" office:value-type="float" office:value="0.185798110953303" calcext:value-type="float">
            <text:p>0.18579811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28225" calcext:value-type="float">
            <text:p>6.328225</text:p>
          </table:table-cell>
          <table:table-cell office:value-type="float" office:value="7.18449581" calcext:value-type="float">
            <text:p>7.18449581</text:p>
          </table:table-cell>
          <table:table-cell table:formula="of:=POWER([.C128]-6.75;2)" office:value-type="float" office:value="0.188786608907556" calcext:value-type="float">
            <text:p>0.18878660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050912" calcext:value-type="float">
            <text:p>6.050912</text:p>
          </table:table-cell>
          <table:table-cell office:value-type="float" office:value="7.18915728" calcext:value-type="float">
            <text:p>7.18915728</text:p>
          </table:table-cell>
          <table:table-cell table:formula="of:=POWER([.C129]-6.75;2)" office:value-type="float" office:value="0.192859116576998" calcext:value-type="float">
            <text:p>0.192859116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520379" calcext:value-type="float">
            <text:p>8.520379</text:p>
          </table:table-cell>
          <table:table-cell office:value-type="float" office:value="7.19659188" calcext:value-type="float">
            <text:p>7.19659188</text:p>
          </table:table-cell>
          <table:table-cell table:formula="of:=POWER([.C130]-6.75;2)" office:value-type="float" office:value="0.199444307281934" calcext:value-type="float">
            <text:p>0.199444307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015068" calcext:value-type="float">
            <text:p>7.015068</text:p>
          </table:table-cell>
          <table:table-cell office:value-type="float" office:value="7.17516095" calcext:value-type="float">
            <text:p>7.17516095</text:p>
          </table:table-cell>
          <table:table-cell table:formula="of:=POWER([.C131]-6.75;2)" office:value-type="float" office:value="0.180761833404903" calcext:value-type="float">
            <text:p>0.180761833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909117" calcext:value-type="float">
            <text:p>6.909117</text:p>
          </table:table-cell>
          <table:table-cell office:value-type="float" office:value="7.16936476" calcext:value-type="float">
            <text:p>7.16936476</text:p>
          </table:table-cell>
          <table:table-cell table:formula="of:=POWER([.C132]-6.75;2)" office:value-type="float" office:value="0.175866801929857" calcext:value-type="float">
            <text:p>0.175866801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965558" calcext:value-type="float">
            <text:p>6.965558</text:p>
          </table:table-cell>
          <table:table-cell office:value-type="float" office:value="7.16419883" calcext:value-type="float">
            <text:p>7.16419883</text:p>
          </table:table-cell>
          <table:table-cell table:formula="of:=POWER([.C133]-6.75;2)" office:value-type="float" office:value="0.171560670773369" calcext:value-type="float">
            <text:p>0.171560670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753915" calcext:value-type="float">
            <text:p>7.753915</text:p>
          </table:table-cell>
          <table:table-cell office:value-type="float" office:value="7.15603589" calcext:value-type="float">
            <text:p>7.15603589</text:p>
          </table:table-cell>
          <table:table-cell table:formula="of:=POWER([.C134]-6.75;2)" office:value-type="float" office:value="0.164865143968092" calcext:value-type="float">
            <text:p>0.1648651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102004" calcext:value-type="float">
            <text:p>6.102004</text:p>
          </table:table-cell>
          <table:table-cell office:value-type="float" office:value="7.17381892" calcext:value-type="float">
            <text:p>7.17381892</text:p>
          </table:table-cell>
          <table:table-cell table:formula="of:=POWER([.C135]-6.75;2)" office:value-type="float" office:value="0.179622476949967" calcext:value-type="float">
            <text:p>0.179622476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392007" calcext:value-type="float">
            <text:p>6.392007</text:p>
          </table:table-cell>
          <table:table-cell office:value-type="float" office:value="7.18316083" calcext:value-type="float">
            <text:p>7.18316083</text:p>
          </table:table-cell>
          <table:table-cell table:formula="of:=POWER([.C136]-6.75;2)" office:value-type="float" office:value="0.187628304646289" calcext:value-type="float">
            <text:p>0.187628304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427418" calcext:value-type="float">
            <text:p>6.427418</text:p>
          </table:table-cell>
          <table:table-cell office:value-type="float" office:value="7.18817649" calcext:value-type="float">
            <text:p>7.18817649</text:p>
          </table:table-cell>
          <table:table-cell table:formula="of:=POWER([.C137]-6.75;2)" office:value-type="float" office:value="0.19199863638872" calcext:value-type="float">
            <text:p>0.191998636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55144" calcext:value-type="float">
            <text:p>6.355144</text:p>
          </table:table-cell>
          <table:table-cell office:value-type="float" office:value="7.19274457" calcext:value-type="float">
            <text:p>7.19274457</text:p>
          </table:table-cell>
          <table:table-cell table:formula="of:=POWER([.C138]-6.75;2)" office:value-type="float" office:value="0.196022754264485" calcext:value-type="float">
            <text:p>0.196022754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.231982" calcext:value-type="float">
            <text:p>5.231982</text:p>
          </table:table-cell>
          <table:table-cell office:value-type="float" office:value="7.20043363" calcext:value-type="float">
            <text:p>7.20043363</text:p>
          </table:table-cell>
          <table:table-cell table:formula="of:=POWER([.C139]-6.75;2)" office:value-type="float" office:value="0.202890455034977" calcext:value-type="float">
            <text:p>0.20289045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12867" calcext:value-type="float">
            <text:p>7.012867</text:p>
          </table:table-cell>
          <table:table-cell office:value-type="float" office:value="7.21276024" calcext:value-type="float">
            <text:p>7.21276024</text:p>
          </table:table-cell>
          <table:table-cell table:formula="of:=POWER([.C140]-6.75;2)" office:value-type="float" office:value="0.214147039724857" calcext:value-type="float">
            <text:p>0.214147039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36905" calcext:value-type="float">
            <text:p>6.836905</text:p>
          </table:table-cell>
          <table:table-cell office:value-type="float" office:value="7.20898175" calcext:value-type="float">
            <text:p>7.20898175</text:p>
          </table:table-cell>
          <table:table-cell table:formula="of:=POWER([.C141]-6.75;2)" office:value-type="float" office:value="0.210664246833063" calcext:value-type="float">
            <text:p>0.210664246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37486" calcext:value-type="float">
            <text:p>6.837486</text:p>
          </table:table-cell>
          <table:table-cell office:value-type="float" office:value="7.20746937" calcext:value-type="float">
            <text:p>7.20746937</text:p>
          </table:table-cell>
          <table:table-cell table:formula="of:=POWER([.C142]-6.75;2)" office:value-type="float" office:value="0.209278224488197" calcext:value-type="float">
            <text:p>0.209278224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012216" calcext:value-type="float">
            <text:p>7.012216</text:p>
          </table:table-cell>
          <table:table-cell office:value-type="float" office:value="7.20664581" calcext:value-type="float">
            <text:p>7.20664581</text:p>
          </table:table-cell>
          <table:table-cell table:formula="of:=POWER([.C143]-6.75;2)" office:value-type="float" office:value="0.208525395790556" calcext:value-type="float">
            <text:p>0.208525395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795708" calcext:value-type="float">
            <text:p>4.795708</text:p>
          </table:table-cell>
          <table:table-cell office:value-type="float" office:value="7.21450902" calcext:value-type="float">
            <text:p>7.21450902</text:p>
          </table:table-cell>
          <table:table-cell table:formula="of:=POWER([.C144]-6.75;2)" office:value-type="float" office:value="0.215768629661361" calcext:value-type="float">
            <text:p>0.215768629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312474" calcext:value-type="float">
            <text:p>6.312474</text:p>
          </table:table-cell>
          <table:table-cell office:value-type="float" office:value="7.23110958" calcext:value-type="float">
            <text:p>7.23110958</text:p>
          </table:table-cell>
          <table:table-cell table:formula="of:=POWER([.C145]-6.75;2)" office:value-type="float" office:value="0.231466427967776" calcext:value-type="float">
            <text:p>0.2314664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389809" calcext:value-type="float">
            <text:p>6.389809</text:p>
          </table:table-cell>
          <table:table-cell office:value-type="float" office:value="7.23335014" calcext:value-type="float">
            <text:p>7.23335014</text:p>
          </table:table-cell>
          <table:table-cell table:formula="of:=POWER([.C146]-6.75;2)" office:value-type="float" office:value="0.233627357838019" calcext:value-type="float">
            <text:p>0.233627357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342028" calcext:value-type="float">
            <text:p>6.342028</text:p>
          </table:table-cell>
          <table:table-cell office:value-type="float" office:value="7.23490768" calcext:value-type="float">
            <text:p>7.23490768</text:p>
          </table:table-cell>
          <table:table-cell table:formula="of:=POWER([.C147]-6.75;2)" office:value-type="float" office:value="0.235135458122982" calcext:value-type="float">
            <text:p>0.235135458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013055" calcext:value-type="float">
            <text:p>6.013055</text:p>
          </table:table-cell>
          <table:table-cell office:value-type="float" office:value="7.23653146" calcext:value-type="float">
            <text:p>7.23653146</text:p>
          </table:table-cell>
          <table:table-cell table:formula="of:=POWER([.C148]-6.75;2)" office:value-type="float" office:value="0.236712861569732" calcext:value-type="float">
            <text:p>0.236712861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453009" calcext:value-type="float">
            <text:p>8.453009</text:p>
          </table:table-cell>
          <table:table-cell office:value-type="float" office:value="7.25415646" calcext:value-type="float">
            <text:p>7.25415646</text:p>
          </table:table-cell>
          <table:table-cell table:formula="of:=POWER([.C149]-6.75;2)" office:value-type="float" office:value="0.254173736159731" calcext:value-type="float">
            <text:p>0.254173736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067848" calcext:value-type="float">
            <text:p>7.067848</text:p>
          </table:table-cell>
          <table:table-cell office:value-type="float" office:value="7.2364088" calcext:value-type="float">
            <text:p>7.2364088</text:p>
          </table:table-cell>
          <table:table-cell table:formula="of:=POWER([.C150]-6.75;2)" office:value-type="float" office:value="0.23659352071744" calcext:value-type="float">
            <text:p>0.236593520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964044" calcext:value-type="float">
            <text:p>6.964044</text:p>
          </table:table-cell>
          <table:table-cell office:value-type="float" office:value="7.23192851" calcext:value-type="float">
            <text:p>7.23192851</text:p>
          </table:table-cell>
          <table:table-cell table:formula="of:=POWER([.C151]-6.75;2)" office:value-type="float" office:value="0.23225508875082" calcext:value-type="float">
            <text:p>0.232255088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044436" calcext:value-type="float">
            <text:p>7.044436</text:p>
          </table:table-cell>
          <table:table-cell office:value-type="float" office:value="7.22784647" calcext:value-type="float">
            <text:p>7.22784647</text:p>
          </table:table-cell>
          <table:table-cell table:formula="of:=POWER([.C152]-6.75;2)" office:value-type="float" office:value="0.228337248891461" calcext:value-type="float">
            <text:p>0.228337248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260042" calcext:value-type="float">
            <text:p>8.260042</text:p>
          </table:table-cell>
          <table:table-cell office:value-type="float" office:value="7.22066142" calcext:value-type="float">
            <text:p>7.22066142</text:p>
          </table:table-cell>
          <table:table-cell table:formula="of:=POWER([.C153]-6.75;2)" office:value-type="float" office:value="0.221522172276416" calcext:value-type="float">
            <text:p>0.221522172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102644" calcext:value-type="float">
            <text:p>6.102644</text:p>
          </table:table-cell>
          <table:table-cell office:value-type="float" office:value="7.21370158" calcext:value-type="float">
            <text:p>7.21370158</text:p>
          </table:table-cell>
          <table:table-cell table:formula="of:=POWER([.C154]-6.75;2)" office:value-type="float" office:value="0.215019155294497" calcext:value-type="float">
            <text:p>0.21501915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394079" calcext:value-type="float">
            <text:p>6.394079</text:p>
          </table:table-cell>
          <table:table-cell office:value-type="float" office:value="7.22221887" calcext:value-type="float">
            <text:p>7.22221887</text:p>
          </table:table-cell>
          <table:table-cell table:formula="of:=POWER([.C155]-6.75;2)" office:value-type="float" office:value="0.222990661184077" calcext:value-type="float">
            <text:p>0.22299066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439901" calcext:value-type="float">
            <text:p>6.439901</text:p>
          </table:table-cell>
          <table:table-cell office:value-type="float" office:value="7.22740136" calcext:value-type="float">
            <text:p>7.22740136</text:p>
          </table:table-cell>
          <table:table-cell table:formula="of:=POWER([.C156]-6.75;2)" office:value-type="float" office:value="0.22791205852985" calcext:value-type="float">
            <text:p>0.227912058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384483" calcext:value-type="float">
            <text:p>6.384483</text:p>
          </table:table-cell>
          <table:table-cell office:value-type="float" office:value="7.23300725" calcext:value-type="float">
            <text:p>7.23300725</text:p>
          </table:table-cell>
          <table:table-cell table:formula="of:=POWER([.C157]-6.75;2)" office:value-type="float" office:value="0.233296003552562" calcext:value-type="float">
            <text:p>0.233296003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977264" calcext:value-type="float">
            <text:p>4.977264</text:p>
          </table:table-cell>
          <table:table-cell office:value-type="float" office:value="7.2512082" calcext:value-type="float">
            <text:p>7.2512082</text:p>
          </table:table-cell>
          <table:table-cell table:formula="of:=POWER([.C158]-6.75;2)" office:value-type="float" office:value="0.25120965974724" calcext:value-type="float">
            <text:p>0.251209659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77567" calcext:value-type="float">
            <text:p>6.877567</text:p>
          </table:table-cell>
          <table:table-cell office:value-type="float" office:value="7.26372119" calcext:value-type="float">
            <text:p>7.26372119</text:p>
          </table:table-cell>
          <table:table-cell table:formula="of:=POWER([.C159]-6.75;2)" office:value-type="float" office:value="0.263909461055016" calcext:value-type="float">
            <text:p>0.263909461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57618" calcext:value-type="float">
            <text:p>6.757618</text:p>
          </table:table-cell>
          <table:table-cell office:value-type="float" office:value="7.25963296" calcext:value-type="float">
            <text:p>7.25963296</text:p>
          </table:table-cell>
          <table:table-cell table:formula="of:=POWER([.C160]-6.75;2)" office:value-type="float" office:value="0.259725753918362" calcext:value-type="float">
            <text:p>0.259725753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48314" calcext:value-type="float">
            <text:p>6.748314</text:p>
          </table:table-cell>
          <table:table-cell office:value-type="float" office:value="7.25725858" calcext:value-type="float">
            <text:p>7.25725858</text:p>
          </table:table-cell>
          <table:table-cell table:formula="of:=POWER([.C161]-6.75;2)" office:value-type="float" office:value="0.257311266983617" calcext:value-type="float">
            <text:p>0.25731126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836888" calcext:value-type="float">
            <text:p>6.836888</text:p>
          </table:table-cell>
          <table:table-cell office:value-type="float" office:value="7.2549081" calcext:value-type="float">
            <text:p>7.2549081</text:p>
          </table:table-cell>
          <table:table-cell table:formula="of:=POWER([.C162]-6.75;2)" office:value-type="float" office:value="0.25493218944561" calcext:value-type="float">
            <text:p>0.254932189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803179" calcext:value-type="float">
            <text:p>5.803179</text:p>
          </table:table-cell>
          <table:table-cell office:value-type="float" office:value="7.23959589" calcext:value-type="float">
            <text:p>7.23959589</text:p>
          </table:table-cell>
          <table:table-cell table:formula="of:=POWER([.C163]-6.75;2)" office:value-type="float" office:value="0.239704135504892" calcext:value-type="float">
            <text:p>0.239704135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461966" calcext:value-type="float">
            <text:p>6.461966</text:p>
          </table:table-cell>
          <table:table-cell office:value-type="float" office:value="7.24826278" calcext:value-type="float">
            <text:p>7.24826278</text:p>
          </table:table-cell>
          <table:table-cell table:formula="of:=POWER([.C164]-6.75;2)" office:value-type="float" office:value="0.248265797933329" calcext:value-type="float">
            <text:p>0.248265797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489012" calcext:value-type="float">
            <text:p>6.489012</text:p>
          </table:table-cell>
          <table:table-cell office:value-type="float" office:value="7.24990763" calcext:value-type="float">
            <text:p>7.24990763</text:p>
          </table:table-cell>
          <table:table-cell table:formula="of:=POWER([.C165]-6.75;2)" office:value-type="float" office:value="0.249907638532217" calcext:value-type="float">
            <text:p>0.24990763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43667" calcext:value-type="float">
            <text:p>6.43667</text:p>
          </table:table-cell>
          <table:table-cell office:value-type="float" office:value="7.25096816" calcext:value-type="float">
            <text:p>7.25096816</text:p>
          </table:table-cell>
          <table:table-cell table:formula="of:=POWER([.C166]-6.75;2)" office:value-type="float" office:value="0.250969097333786" calcext:value-type="float">
            <text:p>0.250969097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124999" calcext:value-type="float">
            <text:p>6.124999</text:p>
          </table:table-cell>
          <table:table-cell office:value-type="float" office:value="7.25172377" calcext:value-type="float">
            <text:p>7.25172377</text:p>
          </table:table-cell>
          <table:table-cell table:formula="of:=POWER([.C167]-6.75;2)" office:value-type="float" office:value="0.251726741383013" calcext:value-type="float">
            <text:p>0.251726741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683451" calcext:value-type="float">
            <text:p>7.683451</text:p>
          </table:table-cell>
          <table:table-cell office:value-type="float" office:value="7.26282339" calcext:value-type="float">
            <text:p>7.26282339</text:p>
          </table:table-cell>
          <table:table-cell table:formula="of:=POWER([.C168]-6.75;2)" office:value-type="float" office:value="0.262987829331092" calcext:value-type="float">
            <text:p>0.262987829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988433" calcext:value-type="float">
            <text:p>6.988433</text:p>
          </table:table-cell>
          <table:table-cell office:value-type="float" office:value="7.25336038" calcext:value-type="float">
            <text:p>7.25336038</text:p>
          </table:table-cell>
          <table:table-cell table:formula="of:=POWER([.C169]-6.75;2)" office:value-type="float" office:value="0.253371672153745" calcext:value-type="float">
            <text:p>0.253371672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940258" calcext:value-type="float">
            <text:p>6.940258</text:p>
          </table:table-cell>
          <table:table-cell office:value-type="float" office:value="7.25027399" calcext:value-type="float">
            <text:p>7.25027399</text:p>
          </table:table-cell>
          <table:table-cell table:formula="of:=POWER([.C170]-6.75;2)" office:value-type="float" office:value="0.25027406507052" calcext:value-type="float">
            <text:p>0.250274065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061702" calcext:value-type="float">
            <text:p>7.061702</text:p>
          </table:table-cell>
          <table:table-cell office:value-type="float" office:value="7.24712678" calcext:value-type="float">
            <text:p>7.24712678</text:p>
          </table:table-cell>
          <table:table-cell table:formula="of:=POWER([.C171]-6.75;2)" office:value-type="float" office:value="0.247135035393169" calcext:value-type="float">
            <text:p>0.24713503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122087" calcext:value-type="float">
            <text:p>9.122087</text:p>
          </table:table-cell>
          <table:table-cell office:value-type="float" office:value="7.24052164" calcext:value-type="float">
            <text:p>7.24052164</text:p>
          </table:table-cell>
          <table:table-cell table:formula="of:=POWER([.C172]-6.75;2)" office:value-type="float" office:value="0.240611479308289" calcext:value-type="float">
            <text:p>0.240611479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107891" calcext:value-type="float">
            <text:p>6.107891</text:p>
          </table:table-cell>
          <table:table-cell office:value-type="float" office:value="7.220538" calcext:value-type="float">
            <text:p>7.220538</text:p>
          </table:table-cell>
          <table:table-cell table:formula="of:=POWER([.C173]-6.75;2)" office:value-type="float" office:value="0.221406009444" calcext:value-type="float">
            <text:p>0.221406009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75085" calcext:value-type="float">
            <text:p>6.375085</text:p>
          </table:table-cell>
          <table:table-cell office:value-type="float" office:value="7.22854545" calcext:value-type="float">
            <text:p>7.22854545</text:p>
          </table:table-cell>
          <table:table-cell table:formula="of:=POWER([.C174]-6.75;2)" office:value-type="float" office:value="0.229005747715703" calcext:value-type="float">
            <text:p>0.229005747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2142" calcext:value-type="float">
            <text:p>6.42142</text:p>
          </table:table-cell>
          <table:table-cell office:value-type="float" office:value="7.23405542" calcext:value-type="float">
            <text:p>7.23405542</text:p>
          </table:table-cell>
          <table:table-cell table:formula="of:=POWER([.C175]-6.75;2)" office:value-type="float" office:value="0.234309649631376" calcext:value-type="float">
            <text:p>0.234309649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67885" calcext:value-type="float">
            <text:p>6.367885</text:p>
          </table:table-cell>
          <table:table-cell office:value-type="float" office:value="7.24092533" calcext:value-type="float">
            <text:p>7.24092533</text:p>
          </table:table-cell>
          <table:table-cell table:formula="of:=POWER([.C176]-6.75;2)" office:value-type="float" office:value="0.241007679635609" calcext:value-type="float">
            <text:p>0.241007679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864066" calcext:value-type="float">
            <text:p>3.864066</text:p>
          </table:table-cell>
          <table:table-cell office:value-type="float" office:value="7.33393247" calcext:value-type="float">
            <text:p>7.33393247</text:p>
          </table:table-cell>
          <table:table-cell table:formula="of:=POWER([.C177]-6.75;2)" office:value-type="float" office:value="0.340977129520301" calcext:value-type="float">
            <text:p>0.340977129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81744" calcext:value-type="float">
            <text:p>6.781744</text:p>
          </table:table-cell>
          <table:table-cell office:value-type="float" office:value="7.3564176" calcext:value-type="float">
            <text:p>7.3564176</text:p>
          </table:table-cell>
          <table:table-cell table:formula="of:=POWER([.C178]-6.75;2)" office:value-type="float" office:value="0.36774230558976" calcext:value-type="float">
            <text:p>0.367742305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72869" calcext:value-type="float">
            <text:p>6.672869</text:p>
          </table:table-cell>
          <table:table-cell office:value-type="float" office:value="7.35194192" calcext:value-type="float">
            <text:p>7.35194192</text:p>
          </table:table-cell>
          <table:table-cell table:formula="of:=POWER([.C179]-6.75;2)" office:value-type="float" office:value="0.362334075053286" calcext:value-type="float">
            <text:p>0.362334075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62674" calcext:value-type="float">
            <text:p>6.62674</text:p>
          </table:table-cell>
          <table:table-cell office:value-type="float" office:value="7.34866708" calcext:value-type="float">
            <text:p>7.34866708</text:p>
          </table:table-cell>
          <table:table-cell table:formula="of:=POWER([.C180]-6.75;2)" office:value-type="float" office:value="0.358402272675727" calcext:value-type="float">
            <text:p>0.358402272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52869" calcext:value-type="float">
            <text:p>6.552869</text:p>
          </table:table-cell>
          <table:table-cell office:value-type="float" office:value="7.34417817" calcext:value-type="float">
            <text:p>7.34417817</text:p>
          </table:table-cell>
          <table:table-cell table:formula="of:=POWER([.C181]-6.75;2)" office:value-type="float" office:value="0.353047697704549" calcext:value-type="float">
            <text:p>0.353047697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093155" calcext:value-type="float">
            <text:p>7.093155</text:p>
          </table:table-cell>
          <table:table-cell office:value-type="float" office:value="7.34042797" calcext:value-type="float">
            <text:p>7.34042797</text:p>
          </table:table-cell>
          <table:table-cell table:formula="of:=POWER([.C182]-6.75;2)" office:value-type="float" office:value="0.348605187758321" calcext:value-type="float">
            <text:p>0.34860518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18745" calcext:value-type="float">
            <text:p>6.718745</text:p>
          </table:table-cell>
          <table:table-cell office:value-type="float" office:value="7.34010702" calcext:value-type="float">
            <text:p>7.34010702</text:p>
          </table:table-cell>
          <table:table-cell table:formula="of:=POWER([.C183]-6.75;2)" office:value-type="float" office:value="0.34822629505328" calcext:value-type="float">
            <text:p>0.348226295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73984" calcext:value-type="float">
            <text:p>6.673984</text:p>
          </table:table-cell>
          <table:table-cell office:value-type="float" office:value="7.34162551" calcext:value-type="float">
            <text:p>7.34162551</text:p>
          </table:table-cell>
          <table:table-cell table:formula="of:=POWER([.C184]-6.75;2)" office:value-type="float" office:value="0.35002074408276" calcext:value-type="float">
            <text:p>0.350020744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33375" calcext:value-type="float">
            <text:p>6.633375</text:p>
          </table:table-cell>
          <table:table-cell office:value-type="float" office:value="7.34321264" calcext:value-type="float">
            <text:p>7.34321264</text:p>
          </table:table-cell>
          <table:table-cell table:formula="of:=POWER([.C185]-6.75;2)" office:value-type="float" office:value="0.351901236255769" calcext:value-type="float">
            <text:p>0.351901236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469602" calcext:value-type="float">
            <text:p>6.469602</text:p>
          </table:table-cell>
          <table:table-cell office:value-type="float" office:value="7.34600082" calcext:value-type="float">
            <text:p>7.34600082</text:p>
          </table:table-cell>
          <table:table-cell table:formula="of:=POWER([.C186]-6.75;2)" office:value-type="float" office:value="0.355216977440673" calcext:value-type="float">
            <text:p>0.355216977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95615" calcext:value-type="float">
            <text:p>6.995615</text:p>
          </table:table-cell>
          <table:table-cell office:value-type="float" office:value="7.3459086" calcext:value-type="float">
            <text:p>7.3459086</text:p>
          </table:table-cell>
          <table:table-cell table:formula="of:=POWER([.C187]-6.75;2)" office:value-type="float" office:value="0.355107059553959" calcext:value-type="float">
            <text:p>0.355107059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43213" calcext:value-type="float">
            <text:p>6.843213</text:p>
          </table:table-cell>
          <table:table-cell office:value-type="float" office:value="7.34230752" calcext:value-type="float">
            <text:p>7.34230752</text:p>
          </table:table-cell>
          <table:table-cell table:formula="of:=POWER([.C188]-6.75;2)" office:value-type="float" office:value="0.350828198248551" calcext:value-type="float">
            <text:p>0.350828198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62139" calcext:value-type="float">
            <text:p>6.862139</text:p>
          </table:table-cell>
          <table:table-cell office:value-type="float" office:value="7.34045687" calcext:value-type="float">
            <text:p>7.34045687</text:p>
          </table:table-cell>
          <table:table-cell table:formula="of:=POWER([.C189]-6.75;2)" office:value-type="float" office:value="0.348639315330197" calcext:value-type="float">
            <text:p>0.348639315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.0099" calcext:value-type="float">
            <text:p>7.0099</text:p>
          </table:table-cell>
          <table:table-cell office:value-type="float" office:value="7.33843734" calcext:value-type="float">
            <text:p>7.33843734</text:p>
          </table:table-cell>
          <table:table-cell table:formula="of:=POWER([.C190]-6.75;2)" office:value-type="float" office:value="0.346258503106276" calcext:value-type="float">
            <text:p>0.346258503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753773" calcext:value-type="float">
            <text:p>10.753773</text:p>
          </table:table-cell>
          <table:table-cell office:value-type="float" office:value="7.33435199" calcext:value-type="float">
            <text:p>7.33435199</text:p>
          </table:table-cell>
          <table:table-cell table:formula="of:=POWER([.C191]-6.75;2)" office:value-type="float" office:value="0.34146724821696" calcext:value-type="float">
            <text:p>0.341467248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74454" calcext:value-type="float">
            <text:p>6.174454</text:p>
          </table:table-cell>
          <table:table-cell office:value-type="float" office:value="7.29423243" calcext:value-type="float">
            <text:p>7.29423243</text:p>
          </table:table-cell>
          <table:table-cell table:formula="of:=POWER([.C192]-6.75;2)" office:value-type="float" office:value="0.296188937863705" calcext:value-type="float">
            <text:p>0.296188937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381478" calcext:value-type="float">
            <text:p>6.381478</text:p>
          </table:table-cell>
          <table:table-cell office:value-type="float" office:value="7.29983848" calcext:value-type="float">
            <text:p>7.29983848</text:p>
          </table:table-cell>
          <table:table-cell table:formula="of:=POWER([.C193]-6.75;2)" office:value-type="float" office:value="0.30232235408871" calcext:value-type="float">
            <text:p>0.302322354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08779" calcext:value-type="float">
            <text:p>6.408779</text:p>
          </table:table-cell>
          <table:table-cell office:value-type="float" office:value="7.30368955" calcext:value-type="float">
            <text:p>7.30368955</text:p>
          </table:table-cell>
          <table:table-cell table:formula="of:=POWER([.C194]-6.75;2)" office:value-type="float" office:value="0.306572117779202" calcext:value-type="float">
            <text:p>0.306572117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19082" calcext:value-type="float">
            <text:p>6.319082</text:p>
          </table:table-cell>
          <table:table-cell office:value-type="float" office:value="7.30849302" calcext:value-type="float">
            <text:p>7.30849302</text:p>
          </table:table-cell>
          <table:table-cell table:formula="of:=POWER([.C195]-6.75;2)" office:value-type="float" office:value="0.311914453388721" calcext:value-type="float">
            <text:p>0.311914453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19082" calcext:value-type="float">
            <text:p>6.319082</text:p>
          </table:table-cell>
          <table:table-cell office:value-type="float" office:value="7.31419346" calcext:value-type="float">
            <text:p>7.31419346</text:p>
          </table:table-cell>
          <table:table-cell table:formula="of:=POWER([.C196]-6.75;2)" office:value-type="float" office:value="0.318314260306772" calcext:value-type="float">
            <text:p>0.318314260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30097" calcext:value-type="float">
            <text:p>6.830097</text:p>
          </table:table-cell>
          <table:table-cell office:value-type="float" office:value="7.31437343" calcext:value-type="float">
            <text:p>7.31437343</text:p>
          </table:table-cell>
          <table:table-cell table:formula="of:=POWER([.C197]-6.75;2)" office:value-type="float" office:value="0.318517368489965" calcext:value-type="float">
            <text:p>0.318517368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11959" calcext:value-type="float">
            <text:p>6.711959</text:p>
          </table:table-cell>
          <table:table-cell office:value-type="float" office:value="7.31031706" calcext:value-type="float">
            <text:p>7.31031706</text:p>
          </table:table-cell>
          <table:table-cell table:formula="of:=POWER([.C198]-6.75;2)" office:value-type="float" office:value="0.313955207727044" calcext:value-type="float">
            <text:p>0.313955207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666768" calcext:value-type="float">
            <text:p>6.666768</text:p>
          </table:table-cell>
          <table:table-cell office:value-type="float" office:value="7.30709123" calcext:value-type="float">
            <text:p>7.30709123</text:p>
          </table:table-cell>
          <table:table-cell table:formula="of:=POWER([.C199]-6.75;2)" office:value-type="float" office:value="0.310350638542913" calcext:value-type="float">
            <text:p>0.310350638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08688" calcext:value-type="float">
            <text:p>6.608688</text:p>
          </table:table-cell>
          <table:table-cell office:value-type="float" office:value="7.3019052" calcext:value-type="float">
            <text:p>7.3019052</text:p>
          </table:table-cell>
          <table:table-cell table:formula="of:=POWER([.C200]-6.75;2)" office:value-type="float" office:value="0.30459934978704" calcext:value-type="float">
            <text:p>0.30459934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840505" calcext:value-type="float">
            <text:p>6.840505</text:p>
          </table:table-cell>
          <table:table-cell office:value-type="float" office:value="7.33481297" calcext:value-type="float">
            <text:p>7.3348129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05738" calcext:value-type="float">
            <text:p>6.705738</text:p>
          </table:table-cell>
          <table:table-cell office:value-type="float" office:value="7.33699932" calcext:value-type="float">
            <text:p>7.3369993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82832" calcext:value-type="float">
            <text:p>6.682832</text:p>
          </table:table-cell>
          <table:table-cell office:value-type="float" office:value="7.33903604" calcext:value-type="float">
            <text:p>7.339036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63214" calcext:value-type="float">
            <text:p>6.663214</text:p>
          </table:table-cell>
          <table:table-cell office:value-type="float" office:value="7.3411831" calcext:value-type="float">
            <text:p>7.341183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567608" calcext:value-type="float">
            <text:p>6.567608</text:p>
          </table:table-cell>
          <table:table-cell office:value-type="float" office:value="7.34589135" calcext:value-type="float">
            <text:p>7.3458913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08721" calcext:value-type="float">
            <text:p>6.808721</text:p>
          </table:table-cell>
          <table:table-cell office:value-type="float" office:value="7.34494453" calcext:value-type="float">
            <text:p>7.3449445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73374" calcext:value-type="float">
            <text:p>6.773374</text:p>
          </table:table-cell>
          <table:table-cell office:value-type="float" office:value="7.34326659" calcext:value-type="float">
            <text:p>7.3432665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10836" calcext:value-type="float">
            <text:p>6.810836</text:p>
          </table:table-cell>
          <table:table-cell office:value-type="float" office:value="7.34238289" calcext:value-type="float">
            <text:p>7.3423828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69703" calcext:value-type="float">
            <text:p>6.969703</text:p>
          </table:table-cell>
          <table:table-cell office:value-type="float" office:value="7.34162294" calcext:value-type="float">
            <text:p>7.3416229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7.253245" calcext:value-type="float">
            <text:p>57.253245</text:p>
          </table:table-cell>
          <table:table-cell office:value-type="float" office:value="7.34610437" calcext:value-type="float">
            <text:p>7.3461043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190275" calcext:value-type="float">
            <text:p>6.190275</text:p>
          </table:table-cell>
          <table:table-cell office:value-type="float" office:value="6.83899266" calcext:value-type="float">
            <text:p>6.8389926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342359" calcext:value-type="float">
            <text:p>6.342359</text:p>
          </table:table-cell>
          <table:table-cell office:value-type="float" office:value="6.84306601" calcext:value-type="float">
            <text:p>6.8430660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324614" calcext:value-type="float">
            <text:p>6.324614</text:p>
          </table:table-cell>
          <table:table-cell office:value-type="float" office:value="6.84572426" calcext:value-type="float">
            <text:p>6.8457242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06517" calcext:value-type="float">
            <text:p>6.106517</text:p>
          </table:table-cell>
          <table:table-cell office:value-type="float" office:value="6.84844188" calcext:value-type="float">
            <text:p>6.8484418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06517" calcext:value-type="float">
            <text:p>6.106517</text:p>
          </table:table-cell>
          <table:table-cell office:value-type="float" office:value="6.85593913" calcext:value-type="float">
            <text:p>6.8559391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128091" calcext:value-type="float">
            <text:p>7.128091</text:p>
          </table:table-cell>
          <table:table-cell office:value-type="float" office:value="6.86129987" calcext:value-type="float">
            <text:p>6.8612998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21949" calcext:value-type="float">
            <text:p>6.921949</text:p>
          </table:table-cell>
          <table:table-cell office:value-type="float" office:value="6.85614198" calcext:value-type="float">
            <text:p>6.8561419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894318" calcext:value-type="float">
            <text:p>6.894318</text:p>
          </table:table-cell>
          <table:table-cell office:value-type="float" office:value="6.85251503" calcext:value-type="float">
            <text:p>6.8525150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073022" calcext:value-type="float">
            <text:p>7.073022</text:p>
          </table:table-cell>
          <table:table-cell office:value-type="float" office:value="6.84690209" calcext:value-type="float">
            <text:p>6.8469020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354467" calcext:value-type="float">
            <text:p>6.354467</text:p>
          </table:table-cell>
          <table:table-cell office:value-type="float" office:value="6.85019583" calcext:value-type="float">
            <text:p>6.8501958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99236" calcext:value-type="float">
            <text:p>6.599236</text:p>
          </table:table-cell>
          <table:table-cell office:value-type="float" office:value="6.85593295" calcext:value-type="float">
            <text:p>6.8559329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43362" calcext:value-type="float">
            <text:p>6.643362</text:p>
          </table:table-cell>
          <table:table-cell office:value-type="float" office:value="6.85888685" calcext:value-type="float">
            <text:p>6.8588868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6868" calcext:value-type="float">
            <text:p>6.66868</text:p>
          </table:table-cell>
          <table:table-cell office:value-type="float" office:value="6.86225752" calcext:value-type="float">
            <text:p>6.8622575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59176" calcext:value-type="float">
            <text:p>6.759176</text:p>
          </table:table-cell>
          <table:table-cell office:value-type="float" office:value="6.87844173" calcext:value-type="float">
            <text:p>6.8784417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30109" calcext:value-type="float">
            <text:p>6.630109</text:p>
          </table:table-cell>
          <table:table-cell office:value-type="float" office:value="6.87359736" calcext:value-type="float">
            <text:p>6.8735973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64485" calcext:value-type="float">
            <text:p>6.664485</text:p>
          </table:table-cell>
          <table:table-cell office:value-type="float" office:value="6.87206021" calcext:value-type="float">
            <text:p>6.8720602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98" calcext:value-type="float">
            <text:p>6.698</text:p>
          </table:table-cell>
          <table:table-cell office:value-type="float" office:value="6.8704857" calcext:value-type="float">
            <text:p>6.870485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94372" calcext:value-type="float">
            <text:p>6.794372</text:p>
          </table:table-cell>
          <table:table-cell office:value-type="float" office:value="6.8680232" calcext:value-type="float">
            <text:p>6.868023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94372" calcext:value-type="float">
            <text:p>6.794372</text:p>
          </table:table-cell>
          <table:table-cell office:value-type="float" office:value="6.86459698" calcext:value-type="float">
            <text:p>6.8645969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377286" calcext:value-type="float">
            <text:p>6.377286</text:p>
          </table:table-cell>
          <table:table-cell office:value-type="float" office:value="6.86480478" calcext:value-type="float">
            <text:p>6.8648047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35449" calcext:value-type="float">
            <text:p>6.435449</text:p>
          </table:table-cell>
          <table:table-cell office:value-type="float" office:value="6.86835403" calcext:value-type="float">
            <text:p>6.8683540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392524" calcext:value-type="float">
            <text:p>6.392524</text:p>
          </table:table-cell>
          <table:table-cell office:value-type="float" office:value="6.87107537" calcext:value-type="float">
            <text:p>6.8710753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149264" calcext:value-type="float">
            <text:p>6.149264</text:p>
          </table:table-cell>
          <table:table-cell office:value-type="float" office:value="6.87413979" calcext:value-type="float">
            <text:p>6.87413979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532218" calcext:value-type="float">
            <text:p>9.532218</text:p>
          </table:table-cell>
          <table:table-cell office:value-type="float" office:value="6.87930838" calcext:value-type="float">
            <text:p>6.8793083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036195" calcext:value-type="float">
            <text:p>7.036195</text:p>
          </table:table-cell>
          <table:table-cell office:value-type="float" office:value="6.85069559" calcext:value-type="float">
            <text:p>6.8506955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93573" calcext:value-type="float">
            <text:p>6.893573</text:p>
          </table:table-cell>
          <table:table-cell office:value-type="float" office:value="6.8469411" calcext:value-type="float">
            <text:p>6.846941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84226" calcext:value-type="float">
            <text:p>6.884226</text:p>
          </table:table-cell>
          <table:table-cell office:value-type="float" office:value="6.84434993" calcext:value-type="float">
            <text:p>6.8443499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12405" calcext:value-type="float">
            <text:p>7.12405</text:p>
          </table:table-cell>
          <table:table-cell office:value-type="float" office:value="6.84024931" calcext:value-type="float">
            <text:p>6.8402493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464643" calcext:value-type="float">
            <text:p>6.464643</text:p>
          </table:table-cell>
          <table:table-cell office:value-type="float" office:value="6.83786635" calcext:value-type="float">
            <text:p>6.8378663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35018" calcext:value-type="float">
            <text:p>6.635018</text:p>
          </table:table-cell>
          <table:table-cell office:value-type="float" office:value="6.84112251" calcext:value-type="float">
            <text:p>6.8411225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85667" calcext:value-type="float">
            <text:p>6.685667</text:p>
          </table:table-cell>
          <table:table-cell office:value-type="float" office:value="6.84270796" calcext:value-type="float">
            <text:p>6.8427079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5513" calcext:value-type="float">
            <text:p>6.75513</text:p>
          </table:table-cell>
          <table:table-cell office:value-type="float" office:value="6.84453853" calcext:value-type="float">
            <text:p>6.8445385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798537" calcext:value-type="float">
            <text:p>7.798537</text:p>
          </table:table-cell>
          <table:table-cell office:value-type="float" office:value="6.88243204" calcext:value-type="float">
            <text:p>6.8824320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455764" calcext:value-type="float">
            <text:p>6.455764</text:p>
          </table:table-cell>
          <table:table-cell office:value-type="float" office:value="6.86891498" calcext:value-type="float">
            <text:p>6.8689149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3653" calcext:value-type="float">
            <text:p>6.53653</text:p>
          </table:table-cell>
          <table:table-cell office:value-type="float" office:value="6.86968136" calcext:value-type="float">
            <text:p>6.8696813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545563" calcext:value-type="float">
            <text:p>6.545563</text:p>
          </table:table-cell>
          <table:table-cell office:value-type="float" office:value="6.86956666" calcext:value-type="float">
            <text:p>6.8695666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504406" calcext:value-type="float">
            <text:p>6.504406</text:p>
          </table:table-cell>
          <table:table-cell office:value-type="float" office:value="6.8681481" calcext:value-type="float">
            <text:p>6.868148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775555" calcext:value-type="float">
            <text:p>7.775555</text:p>
          </table:table-cell>
          <table:table-cell office:value-type="float" office:value="6.88566394" calcext:value-type="float">
            <text:p>6.88566394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78243" calcext:value-type="float">
            <text:p>6.678243</text:p>
          </table:table-cell>
          <table:table-cell office:value-type="float" office:value="6.87679438" calcext:value-type="float">
            <text:p>6.87679438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19819" calcext:value-type="float">
            <text:p>6.619819</text:p>
          </table:table-cell>
          <table:table-cell office:value-type="float" office:value="6.87820443" calcext:value-type="float">
            <text:p>6.8782044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55584" calcext:value-type="float">
            <text:p>6.55584</text:p>
          </table:table-cell>
          <table:table-cell office:value-type="float" office:value="6.88034032" calcext:value-type="float">
            <text:p>6.8803403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325931" calcext:value-type="float">
            <text:p>6.325931</text:p>
          </table:table-cell>
          <table:table-cell office:value-type="float" office:value="6.88541611" calcext:value-type="float">
            <text:p>6.8854161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564058" calcext:value-type="float">
            <text:p>7.564058</text:p>
          </table:table-cell>
          <table:table-cell office:value-type="float" office:value="6.88572858" calcext:value-type="float">
            <text:p>6.8857285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954373" calcext:value-type="float">
            <text:p>6.954373</text:p>
          </table:table-cell>
          <table:table-cell office:value-type="float" office:value="6.87562917" calcext:value-type="float">
            <text:p>6.87562917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912328" calcext:value-type="float">
            <text:p>6.912328</text:p>
          </table:table-cell>
          <table:table-cell office:value-type="float" office:value="6.8718365" calcext:value-type="float">
            <text:p>6.871836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00049" calcext:value-type="float">
            <text:p>7.00049</text:p>
          </table:table-cell>
          <table:table-cell office:value-type="float" office:value="6.86810152" calcext:value-type="float">
            <text:p>6.8681015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204578" calcext:value-type="float">
            <text:p>8.204578</text:p>
          </table:table-cell>
          <table:table-cell office:value-type="float" office:value="6.85857571" calcext:value-type="float">
            <text:p>6.8585757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228563" calcext:value-type="float">
            <text:p>6.228563</text:p>
          </table:table-cell>
          <table:table-cell office:value-type="float" office:value="6.84540272" calcext:value-type="float">
            <text:p>6.8454027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468744" calcext:value-type="float">
            <text:p>6.468744</text:p>
          </table:table-cell>
          <table:table-cell office:value-type="float" office:value="6.85096424" calcext:value-type="float">
            <text:p>6.8509642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2018" calcext:value-type="float">
            <text:p>6.52018</text:p>
          </table:table-cell>
          <table:table-cell office:value-type="float" office:value="6.85405166" calcext:value-type="float">
            <text:p>6.8540516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13266" calcext:value-type="float">
            <text:p>6.513266</text:p>
          </table:table-cell>
          <table:table-cell office:value-type="float" office:value="6.85727881" calcext:value-type="float">
            <text:p>6.8572788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305667" calcext:value-type="float">
            <text:p>5.305667</text:p>
          </table:table-cell>
          <table:table-cell office:value-type="float" office:value="6.84647475" calcext:value-type="float">
            <text:p>6.8464747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69868" calcext:value-type="float">
            <text:p>6.669868</text:p>
          </table:table-cell>
          <table:table-cell office:value-type="float" office:value="6.85871215" calcext:value-type="float">
            <text:p>6.8587121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26451" calcext:value-type="float">
            <text:p>6.626451</text:p>
          </table:table-cell>
          <table:table-cell office:value-type="float" office:value="6.85765111" calcext:value-type="float">
            <text:p>6.8576511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95065" calcext:value-type="float">
            <text:p>6.595065</text:p>
          </table:table-cell>
          <table:table-cell office:value-type="float" office:value="6.85670985" calcext:value-type="float">
            <text:p>6.8567098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12231" calcext:value-type="float">
            <text:p>6.512231</text:p>
          </table:table-cell>
          <table:table-cell office:value-type="float" office:value="6.8540645" calcext:value-type="float">
            <text:p>6.85406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234961" calcext:value-type="float">
            <text:p>7.234961</text:p>
          </table:table-cell>
          <table:table-cell office:value-type="float" office:value="6.86341583" calcext:value-type="float">
            <text:p>6.8634158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3715" calcext:value-type="float">
            <text:p>6.73715</text:p>
          </table:table-cell>
          <table:table-cell office:value-type="float" office:value="6.8601347" calcext:value-type="float">
            <text:p>6.860134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79794" calcext:value-type="float">
            <text:p>6.679794</text:p>
          </table:table-cell>
          <table:table-cell office:value-type="float" office:value="6.86134969" calcext:value-type="float">
            <text:p>6.86134969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25537" calcext:value-type="float">
            <text:p>6.625537</text:p>
          </table:table-cell>
          <table:table-cell office:value-type="float" office:value="6.86359601" calcext:value-type="float">
            <text:p>6.8635960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01188" calcext:value-type="float">
            <text:p>6.401188</text:p>
          </table:table-cell>
          <table:table-cell office:value-type="float" office:value="6.87310762" calcext:value-type="float">
            <text:p>6.8731076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123723" calcext:value-type="float">
            <text:p>7.123723</text:p>
          </table:table-cell>
          <table:table-cell office:value-type="float" office:value="6.87298026" calcext:value-type="float">
            <text:p>6.8729802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908636" calcext:value-type="float">
            <text:p>6.908636</text:p>
          </table:table-cell>
          <table:table-cell office:value-type="float" office:value="6.86716962" calcext:value-type="float">
            <text:p>6.86716962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926082" calcext:value-type="float">
            <text:p>6.926082</text:p>
          </table:table-cell>
          <table:table-cell office:value-type="float" office:value="6.8636802" calcext:value-type="float">
            <text:p>6.863680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108411" calcext:value-type="float">
            <text:p>7.108411</text:p>
          </table:table-cell>
          <table:table-cell office:value-type="float" office:value="6.85944079" calcext:value-type="float">
            <text:p>6.8594407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.668599" calcext:value-type="float">
            <text:p>15.668599</text:p>
          </table:table-cell>
          <table:table-cell office:value-type="float" office:value="6.80974983" calcext:value-type="float">
            <text:p>6.80974983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112579" calcext:value-type="float">
            <text:p>6.112579</text:p>
          </table:table-cell>
          <table:table-cell office:value-type="float" office:value="6.72168557" calcext:value-type="float">
            <text:p>6.7216855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334176" calcext:value-type="float">
            <text:p>6.334176</text:p>
          </table:table-cell>
          <table:table-cell office:value-type="float" office:value="6.72844333" calcext:value-type="float">
            <text:p>6.728443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345385" calcext:value-type="float">
            <text:p>6.345385</text:p>
          </table:table-cell>
          <table:table-cell office:value-type="float" office:value="6.73298992" calcext:value-type="float">
            <text:p>6.7329899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177849" calcext:value-type="float">
            <text:p>6.177849</text:p>
          </table:table-cell>
          <table:table-cell office:value-type="float" office:value="6.7384157" calcext:value-type="float">
            <text:p>6.7384157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177849" calcext:value-type="float">
            <text:p>6.177849</text:p>
          </table:table-cell>
          <table:table-cell office:value-type="float" office:value="6.73938976" calcext:value-type="float">
            <text:p>6.7393897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06106" calcext:value-type="float">
            <text:p>7.06106</text:p>
          </table:table-cell>
          <table:table-cell office:value-type="float" office:value="6.74331816" calcext:value-type="float">
            <text:p>6.7433181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70594" calcext:value-type="float">
            <text:p>6.870594</text:p>
          </table:table-cell>
          <table:table-cell office:value-type="float" office:value="6.73864899" calcext:value-type="float">
            <text:p>6.7386489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32697" calcext:value-type="float">
            <text:p>6.832697</text:p>
          </table:table-cell>
          <table:table-cell office:value-type="float" office:value="6.73563268" calcext:value-type="float">
            <text:p>6.7356326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912193" calcext:value-type="float">
            <text:p>6.912193</text:p>
          </table:table-cell>
          <table:table-cell office:value-type="float" office:value="6.73077752" calcext:value-type="float">
            <text:p>6.7307775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46038" calcext:value-type="float">
            <text:p>6.46038</text:p>
          </table:table-cell>
          <table:table-cell office:value-type="float" office:value="6.7311863" calcext:value-type="float">
            <text:p>6.731186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35507" calcext:value-type="float">
            <text:p>6.635507</text:p>
          </table:table-cell>
          <table:table-cell office:value-type="float" office:value="6.73453439" calcext:value-type="float">
            <text:p>6.73453439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58148" calcext:value-type="float">
            <text:p>6.658148</text:p>
          </table:table-cell>
          <table:table-cell office:value-type="float" office:value="6.7359482" calcext:value-type="float">
            <text:p>6.735948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60186" calcext:value-type="float">
            <text:p>6.660186</text:p>
          </table:table-cell>
          <table:table-cell office:value-type="float" office:value="6.73749495" calcext:value-type="float">
            <text:p>6.7374949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01365" calcext:value-type="float">
            <text:p>6.601365</text:p>
          </table:table-cell>
          <table:table-cell office:value-type="float" office:value="6.75316084" calcext:value-type="float">
            <text:p>6.75316084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41817" calcext:value-type="float">
            <text:p>6.741817</text:p>
          </table:table-cell>
          <table:table-cell office:value-type="float" office:value="6.75260449" calcext:value-type="float">
            <text:p>6.7526044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35059" calcext:value-type="float">
            <text:p>6.735059</text:p>
          </table:table-cell>
          <table:table-cell office:value-type="float" office:value="6.75116975" calcext:value-type="float">
            <text:p>6.75116975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66585" calcext:value-type="float">
            <text:p>6.766585</text:p>
          </table:table-cell>
          <table:table-cell office:value-type="float" office:value="6.74973019" calcext:value-type="float">
            <text:p>6.74973019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89126" calcext:value-type="float">
            <text:p>6.889126</text:p>
          </table:table-cell>
          <table:table-cell office:value-type="float" office:value="6.7471437" calcext:value-type="float">
            <text:p>6.747143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89126" calcext:value-type="float">
            <text:p>6.889126</text:p>
          </table:table-cell>
          <table:table-cell office:value-type="float" office:value="6.75399595" calcext:value-type="float">
            <text:p>6.7539959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337079" calcext:value-type="float">
            <text:p>6.337079</text:p>
          </table:table-cell>
          <table:table-cell office:value-type="float" office:value="6.75329049" calcext:value-type="float">
            <text:p>6.7532904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42446" calcext:value-type="float">
            <text:p>6.42446</text:p>
          </table:table-cell>
          <table:table-cell office:value-type="float" office:value="6.75763262" calcext:value-type="float">
            <text:p>6.75763262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389376" calcext:value-type="float">
            <text:p>6.389376</text:p>
          </table:table-cell>
          <table:table-cell office:value-type="float" office:value="6.7610994" calcext:value-type="float">
            <text:p>6.7610994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148165" calcext:value-type="float">
            <text:p>6.148165</text:p>
          </table:table-cell>
          <table:table-cell office:value-type="float" office:value="6.76586863" calcext:value-type="float">
            <text:p>6.7658686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.899465" calcext:value-type="float">
            <text:p>9.899465</text:p>
          </table:table-cell>
          <table:table-cell office:value-type="float" office:value="6.76991349" calcext:value-type="float">
            <text:p>6.7699134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05914" calcext:value-type="float">
            <text:p>7.05914</text:p>
          </table:table-cell>
          <table:table-cell office:value-type="float" office:value="6.73732095" calcext:value-type="float">
            <text:p>6.7373209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90941" calcext:value-type="float">
            <text:p>6.9094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897538" calcext:value-type="float">
            <text:p>6.897538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34039" calcext:value-type="float">
            <text:p>7.13403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472926" calcext:value-type="float">
            <text:p>6.472926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40927" calcext:value-type="float">
            <text:p>6.64092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85004" calcext:value-type="float">
            <text:p>6.685004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34841" calcext:value-type="float">
            <text:p>6.73484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417846" calcext:value-type="float">
            <text:p>7.417846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542074" calcext:value-type="float">
            <text:p>6.542074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9761" calcext:value-type="float">
            <text:p>6.5976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08184" calcext:value-type="float">
            <text:p>6.608184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96376" calcext:value-type="float">
            <text:p>6.596376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856242" calcext:value-type="float">
            <text:p>6.85624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42591" calcext:value-type="float">
            <text:p>6.64259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12302" calcext:value-type="float">
            <text:p>6.61230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59254" calcext:value-type="float">
            <text:p>6.559254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33024" calcext:value-type="float">
            <text:p>6.33302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402396" calcext:value-type="float">
            <text:p>7.402396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928179" calcext:value-type="float">
            <text:p>6.92817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894626" calcext:value-type="float">
            <text:p>6.894626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980429" calcext:value-type="float">
            <text:p>6.980429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287101" calcext:value-type="float">
            <text:p>8.287101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274739" calcext:value-type="float">
            <text:p>6.274739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476394" calcext:value-type="float">
            <text:p>6.476394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507034" calcext:value-type="float">
            <text:p>6.507034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5175" calcext:value-type="float">
            <text:p>6.4517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45175" calcext:value-type="float">
            <text:p>6.45175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15152" calcext:value-type="float">
            <text:p>6.81515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32211" calcext:value-type="float">
            <text:p>6.732211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07583" calcext:value-type="float">
            <text:p>6.70758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98966" calcext:value-type="float">
            <text:p>6.69896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66123" calcext:value-type="float">
            <text:p>6.66612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70939" calcext:value-type="float">
            <text:p>6.670939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60746" calcext:value-type="float">
            <text:p>6.66074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34456" calcext:value-type="float">
            <text:p>6.63445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474164" calcext:value-type="float">
            <text:p>6.474164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85754" calcext:value-type="float">
            <text:p>6.885754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90259" calcext:value-type="float">
            <text:p>6.790259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93563" calcext:value-type="float">
            <text:p>6.793563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68724" calcext:value-type="float">
            <text:p>6.86872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544481" calcext:value-type="float">
            <text:p>10.54448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446831" calcext:value-type="float">
            <text:p>6.44683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532402" calcext:value-type="float">
            <text:p>6.53240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2506" calcext:value-type="float">
            <text:p>6.5250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403707" calcext:value-type="float">
            <text:p>6.40370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25599" calcext:value-type="float">
            <text:p>8.25599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88599" calcext:value-type="float">
            <text:p>6.88859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19248" calcext:value-type="float">
            <text:p>6.819248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33408" calcext:value-type="float">
            <text:p>6.8334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063419" calcext:value-type="float">
            <text:p>7.06341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357178" calcext:value-type="float">
            <text:p>6.35717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54117" calcext:value-type="float">
            <text:p>6.55411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575106" calcext:value-type="float">
            <text:p>6.575106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3883" calcext:value-type="float">
            <text:p>6.53883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047909" calcext:value-type="float">
            <text:p>6.047909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87279" calcext:value-type="float">
            <text:p>6.88727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84715" calcext:value-type="float">
            <text:p>6.78471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77486" calcext:value-type="float">
            <text:p>6.77748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42895" calcext:value-type="float">
            <text:p>6.842895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43286" calcext:value-type="float">
            <text:p>5.4328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29407" calcext:value-type="float">
            <text:p>6.529407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63764" calcext:value-type="float">
            <text:p>6.56376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32325" calcext:value-type="float">
            <text:p>6.53232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33053" calcext:value-type="float">
            <text:p>6.33053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447364" calcext:value-type="float">
            <text:p>7.44736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906848" calcext:value-type="float">
            <text:p>6.90684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858649" calcext:value-type="float">
            <text:p>6.85864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904426" calcext:value-type="float">
            <text:p>6.90442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576698" calcext:value-type="float">
            <text:p>7.57669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388452" calcext:value-type="float">
            <text:p>6.388452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42659" calcext:value-type="float">
            <text:p>6.542659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59694" calcext:value-type="float">
            <text:p>6.55969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02141" calcext:value-type="float">
            <text:p>6.50214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.139315" calcext:value-type="float">
            <text:p>2.139315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62173" calcext:value-type="float">
            <text:p>6.862173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88355" calcext:value-type="float">
            <text:p>6.788355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88835" calcext:value-type="float">
            <text:p>6.788835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87963" calcext:value-type="float">
            <text:p>6.887963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275255" calcext:value-type="float">
            <text:p>6.275255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70689" calcext:value-type="float">
            <text:p>6.570689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94143" calcext:value-type="float">
            <text:p>6.59414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68963" calcext:value-type="float">
            <text:p>6.568963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347181" calcext:value-type="float">
            <text:p>6.34718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953071" calcext:value-type="float">
            <text:p>6.95307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95189" calcext:value-type="float">
            <text:p>6.795189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76888" calcext:value-type="float">
            <text:p>6.776888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812823" calcext:value-type="float">
            <text:p>6.812823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226775" calcext:value-type="float">
            <text:p>8.226775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4573" calcext:value-type="float">
            <text:p>6.54573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98343" calcext:value-type="float">
            <text:p>6.598343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91103" calcext:value-type="float">
            <text:p>6.591103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07936" calcext:value-type="float">
            <text:p>6.507936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74351" calcext:value-type="float">
            <text:p>7.57435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1858" calcext:value-type="float">
            <text:p>6.81858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71292" calcext:value-type="float">
            <text:p>6.77129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71138" calcext:value-type="float">
            <text:p>6.77113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66299" calcext:value-type="float">
            <text:p>6.866299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52651" calcext:value-type="float">
            <text:p>6.552651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40211" calcext:value-type="float">
            <text:p>6.64021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47285" calcext:value-type="float">
            <text:p>6.647285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25818" calcext:value-type="float">
            <text:p>6.625818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315254" calcext:value-type="float">
            <text:p>6.315254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98359" calcext:value-type="float">
            <text:p>6.798359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50413" calcext:value-type="float">
            <text:p>6.750413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47863" calcext:value-type="float">
            <text:p>6.747863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84405" calcext:value-type="float">
            <text:p>6.784405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15748" calcext:value-type="float">
            <text:p>6.1574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22034" calcext:value-type="float">
            <text:p>6.62203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42231" calcext:value-type="float">
            <text:p>6.64223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32844" calcext:value-type="float">
            <text:p>6.632844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50303" calcext:value-type="float">
            <text:p>6.55030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05126" calcext:value-type="float">
            <text:p>6.905126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6696" calcext:value-type="float">
            <text:p>6.7669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571" calcext:value-type="float">
            <text:p>6.757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87283" calcext:value-type="float">
            <text:p>6.787283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177024" calcext:value-type="float">
            <text:p>7.177024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507954" calcext:value-type="float">
            <text:p>6.507954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583133" calcext:value-type="float">
            <text:p>6.583133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577914" calcext:value-type="float">
            <text:p>6.577914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500296" calcext:value-type="float">
            <text:p>6.500296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500296" calcext:value-type="float">
            <text:p>6.50029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886221" calcext:value-type="float">
            <text:p>6.88622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04047" calcext:value-type="float">
            <text:p>6.80404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95577" calcext:value-type="float">
            <text:p>6.795577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70398" calcext:value-type="float">
            <text:p>6.87039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448609" calcext:value-type="float">
            <text:p>6.448609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3049" calcext:value-type="float">
            <text:p>6.6304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646142" calcext:value-type="float">
            <text:p>6.646142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628743" calcext:value-type="float">
            <text:p>6.628743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449468" calcext:value-type="float">
            <text:p>6.44946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55619" calcext:value-type="float">
            <text:p>6.85561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76917" calcext:value-type="float">
            <text:p>6.776917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74255" calcext:value-type="float">
            <text:p>6.774255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22277" calcext:value-type="float">
            <text:p>6.82227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22277" calcext:value-type="float">
            <text:p>6.822277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58834" calcext:value-type="float">
            <text:p>6.558834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04558" calcext:value-type="float">
            <text:p>6.6045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93938" calcext:value-type="float">
            <text:p>6.5939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9212" calcext:value-type="float">
            <text:p>6.4921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328846" calcext:value-type="float">
            <text:p>7.328846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32919" calcext:value-type="float">
            <text:p>6.832919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94116" calcext:value-type="float">
            <text:p>6.794116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09074" calcext:value-type="float">
            <text:p>6.809074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023697" calcext:value-type="float">
            <text:p>7.02369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484951" calcext:value-type="float">
            <text:p>6.48495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72901" calcext:value-type="float">
            <text:p>6.572901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98949" calcext:value-type="float">
            <text:p>6.498949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081873" calcext:value-type="float">
            <text:p>6.08187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081873" calcext:value-type="float">
            <text:p>6.08187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.00274" calcext:value-type="float">
            <text:p>11.00274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.285467" calcext:value-type="float">
            <text:p>12.285467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2.285467" calcext:value-type="float">
            <text:p>12.285467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.285467" calcext:value-type="float">
            <text:p>12.28546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2.285467" calcext:value-type="float">
            <text:p>12.285467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.285467" calcext:value-type="float">
            <text:p>12.285467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398332" calcext:value-type="float">
            <text:p>1.398332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844774" calcext:value-type="float">
            <text:p>1.84477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893074" calcext:value-type="float">
            <text:p>1.893074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776107" calcext:value-type="float">
            <text:p>1.77610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575358" calcext:value-type="float">
            <text:p>1.57535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335196" calcext:value-type="float">
            <text:p>1.335196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085503" calcext:value-type="float">
            <text:p>1.08550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847708" calcext:value-type="float">
            <text:p>0.84770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36274" calcext:value-type="float">
            <text:p>0.636274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459187" calcext:value-type="float">
            <text:p>0.459187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18751" calcext:value-type="float">
            <text:p>0.31875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212918" calcext:value-type="float">
            <text:p>0.21291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36916" calcext:value-type="float">
            <text:p>0.136916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8479" calcext:value-type="float">
            <text:p>0.0847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50587" calcext:value-type="float">
            <text:p>0.050587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9083" calcext:value-type="float">
            <text:p>0.029083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6116" calcext:value-type="float">
            <text:p>0.01611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8609" calcext:value-type="float">
            <text:p>0.008609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4434" calcext:value-type="float">
            <text:p>0.004434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2202" calcext:value-type="float">
            <text:p>0.002202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1055" calcext:value-type="float">
            <text:p>0.001055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487" calcext:value-type="float">
            <text:p>0.00048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217" calcext:value-type="float">
            <text:p>0.000217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93" calcext:value-type="float">
            <text:p>0.00009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39" calcext:value-type="float">
            <text:p>0.000039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15" calcext:value-type="float">
            <text:p>0.00001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06" calcext:value-type="float">
            <text:p>0.000006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02" calcext:value-type="float">
            <text:p>0.00000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01" calcext:value-type="float">
            <text:p>0.000001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6:16.964801913</dc:date>
    <meta:document-statistic meta:table-count="1" meta:cell-count="1402" meta:object-count="0"/>
    <meta:generator>LibreOffice/4.2.7.2$Linux_X86_64 LibreOffice_project/420m0$Build-2</meta:generator>
  </office:meta>
</office:document-meta>
</file>